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3.568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0.04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127cm" fo:break-before="auto" style:use-optimal-row-height="false"/>
    </style:style>
    <style:style style:name="ro6" style:family="table-row">
      <style:table-row-properties style:row-height="0.81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10243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0093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30">
      <style:table-cell-properties fo:background-color="#ffffff" style:rotation-align="none"/>
    </style:style>
    <style:style style:name="ce15" style:family="table-cell" style:parent-style-name="Default" style:data-style-name="N10">
      <style:table-cell-properties fo:background-color="#ffffff" style:rotation-align="none"/>
    </style:style>
    <style:style style:name="ce16" style:family="table-cell" style:parent-style-name="Default">
      <style:table-cell-properties fo:background-color="#ffffff" style:rotation-align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93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3" table:visibility="collapse" table:number-columns-repeated="4" table:default-cell-style-name="Default"/>
        <table:table-column table:style-name="co3" table:number-columns-repeated="1001" table:default-cell-style-name="Default"/>
        <table:table-row table:style-name="ro1">
          <table:table-cell table:style-name="ce1" table:number-columns-repeated="260"/>
          <table:table-cell table:number-columns-repeated="764"/>
        </table:table-row>
        <table:table-row table:style-name="ro2">
          <table:table-cell table:style-name="ce2" office:value-type="string" calcext:value-type="string">
            <text:p>Agiler Projektplan</text:p>
          </table:table-cell>
          <table:table-cell table:style-name="ce1" table:number-columns-repeated="259"/>
          <table:table-cell table:number-columns-repeated="764"/>
        </table:table-row>
        <table:table-row table:style-name="ro1" table:number-rows-repeated="2">
          <table:table-cell table:style-name="ce1" table:number-columns-repeated="260"/>
          <table:table-cell table:number-columns-repeated="764"/>
        </table:table-row>
        <table:table-row table:style-name="ro3">
          <table:table-cell table:style-name="ce3" office:value-type="string" calcext:value-type="string">
            <text:p>Projektame</text:p>
          </table:table-cell>
          <table:table-cell table:style-name="ce13" office:value-type="string" calcext:value-type="string">
            <text:p>Webforum</text:p>
          </table:table-cell>
          <table:table-cell table:style-name="ce13"/>
          <table:table-cell table:style-name="ce1" table:number-columns-repeated="257"/>
          <table:table-cell table:number-columns-repeated="764"/>
        </table:table-row>
        <table:table-row table:style-name="ro3">
          <table:table-cell table:style-name="ce3" office:value-type="string" calcext:value-type="string">
            <text:p>Projektmanager</text:p>
          </table:table-cell>
          <table:table-cell table:style-name="ce13" office:value-type="string" calcext:value-type="string">
            <text:p>Bolz, Villars, Zizza</text:p>
          </table:table-cell>
          <table:table-cell table:style-name="ce13"/>
          <table:table-cell table:style-name="ce1" table:number-columns-repeated="257"/>
          <table:table-cell table:number-columns-repeated="764"/>
        </table:table-row>
        <table:table-row table:style-name="ro3">
          <table:table-cell table:style-name="ce3"/>
          <table:table-cell table:style-name="ce1" table:number-columns-repeated="259"/>
          <table:table-cell table:number-columns-repeated="764"/>
        </table:table-row>
        <table:table-row table:style-name="ro3">
          <table:table-cell table:style-name="ce3" office:value-type="string" calcext:value-type="string">
            <text:p>Startdatum</text:p>
          </table:table-cell>
          <table:table-cell table:style-name="ce14" office:value-type="date" office:date-value="2016-09-28" calcext:value-type="date">
            <text:p>28.09.16</text:p>
          </table:table-cell>
          <table:table-cell table:style-name="ce14"/>
          <table:table-cell table:style-name="ce1" table:number-columns-repeated="257"/>
          <table:table-cell table:number-columns-repeated="764"/>
        </table:table-row>
        <table:table-row table:style-name="ro3">
          <table:table-cell table:style-name="ce3" office:value-type="string" calcext:value-type="string">
            <text:p>Enddatum</text:p>
          </table:table-cell>
          <table:table-cell table:style-name="ce14" office:value-type="date" office:date-value="2016-09-30" calcext:value-type="date">
            <text:p>30.09.16</text:p>
          </table:table-cell>
          <table:table-cell table:style-name="ce14"/>
          <table:table-cell table:style-name="ce1" table:number-columns-repeated="257"/>
          <table:table-cell table:number-columns-repeated="764"/>
        </table:table-row>
        <table:table-row table:style-name="ro3">
          <table:table-cell table:style-name="ce3" office:value-type="string" calcext:value-type="string">
            <text:p>Fortschritt insg.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" table:number-columns-repeated="258"/>
          <table:table-cell table:number-columns-repeated="764"/>
        </table:table-row>
        <table:table-row table:style-name="ro4">
          <table:table-cell/>
          <table:table-cell table:style-name="ce1" table:number-columns-repeated="6"/>
          <table:table-cell table:style-name="ce1">
            <draw:frame table:end-cell-address="Tabelle1.R38" table:end-x="0.208cm" table:end-y="0.77cm" draw:z-index="0" draw:name="Chart 2" draw:style-name="gr1" draw:text-style-name="P1" svg:width="23.313cm" svg:height="22.254cm" svg:x="0.549cm" svg:y="0.625cm">
              <draw:object draw:notify-on-update-of-ranges="Tabelle1.B13:Tabelle1.B38 Tabelle1.D12:Tabelle1.D12 Tabelle1.D13:Tabelle1.D38 Tabelle1.F12:Tabelle1.F12 Tabelle1.F13:Tabelle1.F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52"/>
          <table:table-cell table:number-columns-repeated="764"/>
        </table:table-row>
        <table:table-row table:style-name="ro5">
          <table:table-cell table:style-name="ce4" office:value-type="string" calcext:value-type="string">
            <text:p>Step Nr.</text:p>
          </table:table-cell>
          <table:table-cell table:style-name="ce4" office:value-type="string" calcext:value-type="string">
            <text:p>Aufgabenname</text:p>
          </table:table-cell>
          <table:table-cell table:style-name="ce4" office:value-type="string" calcext:value-type="string">
            <text:p>Verantwortlich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tunden</text:p>
          </table:table-cell>
          <table:table-cell table:style-name="ce4" office:value-type="string" calcext:value-type="string">
            <text:p>Status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5"/>
          <table:table-cell table:style-name="ce5" office:value-type="string" calcext:value-type="string">
            <text:p>Tag 1</text:p>
          </table:table-cell>
          <table:table-cell table:style-name="ce5"/>
          <table:table-cell table:style-name="ce17" table:formula="of:=MIN([.D14:.D21])" office:value-type="float" office:value="0" calcext:value-type="float">
            <text:p>0</text:p>
          </table:table-cell>
          <table:table-cell table:style-name="ce17" table:formula="of:=MAX([.E14:.E21])" office:value-type="float" office:value="8" calcext:value-type="float">
            <text:p>8</text:p>
          </table:table-cell>
          <table:table-cell table:style-name="ce5" table:formula="of:=[.E13]-[.D13]" office:value-type="float" office:value="8" calcext:value-type="float">
            <text:p>8</text:p>
          </table:table-cell>
          <table:table-cell table:style-name="ce5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ogin / Registrierung</text:p>
          </table:table-cell>
          <table:table-cell table:style-name="ce6" office:value-type="string" calcext:value-type="string">
            <text:p>Zizz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E14]-[.D14]" office:value-type="float" office:value="2" calcext:value-type="float">
            <text:p>2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atenbankstruktur ERM / ERD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E15]-[.D15]" office:value-type="float" office:value="1" calcext:value-type="float">
            <text:p>1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rojektplanung erstellen</text:p>
          </table:table-cell>
          <table:table-cell table:style-name="ce6" office:value-type="string" calcext:value-type="string">
            <text:p>Bolz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E16]-[.D16]" office:value-type="float" office:value="1" calcext:value-type="float">
            <text:p>1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serts in Datenbank</text:p>
          </table:table-cell>
          <table:table-cell table:style-name="ce6" office:value-type="string" calcext:value-type="string">
            <text:p>Zizza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table:formula="of:=[.E17]-[.D17]" office:value-type="float" office:value="5.5" calcext:value-type="float">
            <text:p>5.5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[.E18]-[.D18]" office:value-type="float" office:value="5" calcext:value-type="float">
            <text:p>5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orum Page</text:p>
          </table:table-cell>
          <table:table-cell table:style-name="ce6" office:value-type="string" calcext:value-type="string">
            <text:p>Bolz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table:formula="of:=[.E19]-[.D19]" office:value-type="float" office:value="6.5" calcext:value-type="float">
            <text:p>6.5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ste Zusammenführung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table:formula="of:=[.E20]-[.D20]" office:value-type="float" office:value="1.5" calcext:value-type="float">
            <text:p>1.5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Zwischenstand besprechen</text:p>
          </table:table-cell>
          <table:table-cell table:style-name="ce6" office:value-type="string" calcext:value-type="string">
            <text:p>Alle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formula="of:=[.E21]-[.D21]" office:value-type="float" office:value="0.5" calcext:value-type="float">
            <text:p>0.5</text:p>
          </table:table-cell>
          <table:table-cell table:style-name="ce6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7"/>
          <table:table-cell table:style-name="ce7" office:value-type="string" calcext:value-type="string">
            <text:p>Tag 2</text:p>
          </table:table-cell>
          <table:table-cell table:style-name="ce7"/>
          <table:table-cell table:style-name="ce19" table:formula="of:=MIN([.D23:.D26])" office:value-type="float" office:value="8" calcext:value-type="float">
            <text:p>8</text:p>
          </table:table-cell>
          <table:table-cell table:style-name="ce19" table:formula="of:=MAX([.E23:.E26])" office:value-type="float" office:value="16" calcext:value-type="float">
            <text:p>16</text:p>
          </table:table-cell>
          <table:table-cell table:style-name="ce7" table:formula="of:=[.E22]-[.D22]" office:value-type="float" office:value="8" calcext:value-type="float">
            <text:p>8</text:p>
          </table:table-cell>
          <table:table-cell table:style-name="ce7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Inserts in Datenbank</text:p>
          </table:table-cell>
          <table:table-cell table:style-name="ce6" office:value-type="string" calcext:value-type="string">
            <text:p>Zizza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.5" calcext:value-type="float">
            <text:p>15.5</text:p>
          </table:table-cell>
          <table:table-cell table:style-name="ce8" table:formula="of:=[.E23]-[.D23]" office:value-type="float" office:value="7.5" calcext:value-type="float">
            <text:p>7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Administartive Arbeiten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2" calcext:value-type="float">
            <text:p>12</text:p>
          </table:table-cell>
          <table:table-cell table:style-name="ce8" table:formula="of:=[.E24]-[.D24]" office:value-type="float" office:value="4" calcext:value-type="float">
            <text:p>4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1" calcext:value-type="float">
            <text:p>11</text:p>
          </table:table-cell>
          <table:table-cell table:style-name="ce6" office:value-type="string" calcext:value-type="string">
            <text:p>Erstellen des Administrationsbereichs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8" table:formula="of:=[.E25]-[.D25]" office:value-type="float" office:value="4" calcext:value-type="float">
            <text:p>4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Forum Page</text:p>
          </table:table-cell>
          <table:table-cell table:style-name="ce6" office:value-type="string" calcext:value-type="string">
            <text:p>Bolz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.5" calcext:value-type="float">
            <text:p>15.5</text:p>
          </table:table-cell>
          <table:table-cell table:style-name="ce8" table:formula="of:=[.E26]-[.D26]" office:value-type="float" office:value="7.5" calcext:value-type="float">
            <text:p>7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3" calcext:value-type="float">
            <text:p>13</text:p>
          </table:table-cell>
          <table:table-cell table:style-name="ce6" office:value-type="string" calcext:value-type="string">
            <text:p>Zwischenstand besprechen</text:p>
          </table:table-cell>
          <table:table-cell table:style-name="ce6" office:value-type="string" calcext:value-type="string">
            <text:p>Alle</text:p>
          </table:table-cell>
          <table:table-cell table:style-name="ce18" office:value-type="float" office:value="15.5" calcext:value-type="float">
            <text:p>15.5</text:p>
          </table:table-cell>
          <table:table-cell table:style-name="ce18" office:value-type="float" office:value="16" calcext:value-type="float">
            <text:p>16</text:p>
          </table:table-cell>
          <table:table-cell table:style-name="ce8" table:formula="of:=[.E27]-[.D27]" office:value-type="float" office:value="0.5" calcext:value-type="float">
            <text:p>0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9"/>
          <table:table-cell table:style-name="ce9" office:value-type="string" calcext:value-type="string">
            <text:p>Tag 3</text:p>
          </table:table-cell>
          <table:table-cell table:style-name="ce9"/>
          <table:table-cell table:style-name="ce9" table:formula="of:=MIN([.D29:.D38])" office:value-type="float" office:value="16" calcext:value-type="float">
            <text:p>16</text:p>
          </table:table-cell>
          <table:table-cell table:style-name="ce9" table:formula="of:=MAX([.E29:.E38])" office:value-type="float" office:value="24" calcext:value-type="float">
            <text:p>24</text:p>
          </table:table-cell>
          <table:table-cell table:style-name="ce9" table:formula="of:=[.E28]-[.D28]" office:value-type="float" office:value="8" calcext:value-type="float">
            <text:p>8</text:p>
          </table:table-cell>
          <table:table-cell table:style-name="ce9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6" office:value-type="string" calcext:value-type="string">
            <text:p>Trubleshooting Login/Registrieren</text:p>
          </table:table-cell>
          <table:table-cell table:style-name="ce8" office:value-type="string" calcext:value-type="string">
            <text:p>Zizza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8" table:formula="of:=[.E29]-[.D29]" office:value-type="float" office:value="2" calcext:value-type="float">
            <text:p>2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table:style-name="ce6" office:value-type="string" calcext:value-type="string">
            <text:p>Trubleshooting Datenbank</text:p>
          </table:table-cell>
          <table:table-cell table:style-name="ce8" office:value-type="string" calcext:value-type="string">
            <text:p>Villars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8" table:formula="of:=[.E30]-[.D30]" office:value-type="float" office:value="1" calcext:value-type="float">
            <text:p>1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table:style-name="ce6" office:value-type="string" calcext:value-type="string">
            <text:p>Trubleshooting Forum Page</text:p>
          </table:table-cell>
          <table:table-cell table:style-name="ce6" office:value-type="string" calcext:value-type="string">
            <text:p>Bolz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8" table:formula="of:=[.E31]-[.D31]" office:value-type="float" office:value="2" calcext:value-type="float">
            <text:p>2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7" calcext:value-type="float">
            <text:p>17</text:p>
          </table:table-cell>
          <table:table-cell table:style-name="ce6" office:value-type="string" calcext:value-type="string">
            <text:p>Erstellen der Kategorisierung</text:p>
          </table:table-cell>
          <table:table-cell table:style-name="ce6" office:value-type="string" calcext:value-type="string">
            <text:p>Zizza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.5" calcext:value-type="float">
            <text:p>19.5</text:p>
          </table:table-cell>
          <table:table-cell table:style-name="ce8" table:formula="of:=[.E32]-[.D32]" office:value-type="float" office:value="1.5" calcext:value-type="float">
            <text:p>1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8" calcext:value-type="float">
            <text:p>18</text:p>
          </table:table-cell>
          <table:table-cell table:style-name="ce6" office:value-type="string" calcext:value-type="string">
            <text:p>Ergänzen des Administrationsbereichs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9.5" calcext:value-type="float">
            <text:p>19.5</text:p>
          </table:table-cell>
          <table:table-cell table:style-name="ce8" table:formula="of:=[.E33]-[.D33]" office:value-type="float" office:value="2.5" calcext:value-type="float">
            <text:p>2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19" calcext:value-type="float">
            <text:p>19</text:p>
          </table:table-cell>
          <table:table-cell table:style-name="ce6" office:value-type="string" calcext:value-type="string">
            <text:p>Erstellen der Kategorisierung</text:p>
          </table:table-cell>
          <table:table-cell table:style-name="ce6" office:value-type="string" calcext:value-type="string">
            <text:p>Bolz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.5" calcext:value-type="float">
            <text:p>19.5</text:p>
          </table:table-cell>
          <table:table-cell table:style-name="ce8" table:formula="of:=[.E34]-[.D34]" office:value-type="float" office:value="1.5" calcext:value-type="float">
            <text:p>1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20" calcext:value-type="float">
            <text:p>20</text:p>
          </table:table-cell>
          <table:table-cell table:style-name="ce6" office:value-type="string" calcext:value-type="string">
            <text:p>Zwischenstand besprechen</text:p>
          </table:table-cell>
          <table:table-cell table:style-name="ce6" office:value-type="string" calcext:value-type="string">
            <text:p>alle</text:p>
          </table:table-cell>
          <table:table-cell table:style-name="ce18" office:value-type="float" office:value="19.5" calcext:value-type="float">
            <text:p>19.5</text:p>
          </table:table-cell>
          <table:table-cell table:style-name="ce18" office:value-type="float" office:value="20" calcext:value-type="float">
            <text:p>20</text:p>
          </table:table-cell>
          <table:table-cell table:style-name="ce8" table:formula="of:=[.E35]-[.D35]" office:value-type="float" office:value="0.5" calcext:value-type="float">
            <text:p>0.5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21" calcext:value-type="float">
            <text:p>21</text:p>
          </table:table-cell>
          <table:table-cell table:style-name="ce6" office:value-type="string" calcext:value-type="string">
            <text:p>Feinschliff</text:p>
          </table:table-cell>
          <table:table-cell table:style-name="ce6" office:value-type="string" calcext:value-type="string">
            <text:p>Zizza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4" calcext:value-type="float">
            <text:p>24</text:p>
          </table:table-cell>
          <table:table-cell table:style-name="ce8" table:formula="of:=[.E36]-[.D36]" office:value-type="float" office:value="4" calcext:value-type="float">
            <text:p>4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22" calcext:value-type="float">
            <text:p>22</text:p>
          </table:table-cell>
          <table:table-cell table:style-name="ce6" office:value-type="string" calcext:value-type="string">
            <text:p>Feinschliff</text:p>
          </table:table-cell>
          <table:table-cell table:style-name="ce6" office:value-type="string" calcext:value-type="string">
            <text:p>Villars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4" calcext:value-type="float">
            <text:p>24</text:p>
          </table:table-cell>
          <table:table-cell table:style-name="ce8" table:formula="of:=[.E37]-[.D37]" office:value-type="float" office:value="4" calcext:value-type="float">
            <text:p>4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8" office:value-type="float" office:value="23" calcext:value-type="float">
            <text:p>23</text:p>
          </table:table-cell>
          <table:table-cell table:style-name="ce6" office:value-type="string" calcext:value-type="string">
            <text:p>Feinschliff</text:p>
          </table:table-cell>
          <table:table-cell table:style-name="ce6" office:value-type="string" calcext:value-type="string">
            <text:p>Bolz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4" calcext:value-type="float">
            <text:p>24</text:p>
          </table:table-cell>
          <table:table-cell table:style-name="ce8" table:formula="of:=[.E38]-[.D38]" office:value-type="float" office:value="4" calcext:value-type="float">
            <text:p>4</text:p>
          </table:table-cell>
          <table:table-cell table:style-name="ce8" office:value-type="string" calcext:value-type="string">
            <text:p>Abgeschlossen</text:p>
          </table:table-cell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1" table:number-columns-repeated="260"/>
          <table:table-cell table:number-columns-repeated="764"/>
        </table:table-row>
        <table:table-row table:style-name="ro6">
          <table:table-cell table:style-name="ce10" table:number-columns-repeated="7"/>
          <table:table-cell table:style-name="ce1" table:number-columns-repeated="253"/>
          <table:table-cell table:number-columns-repeated="764"/>
        </table:table-row>
        <table:table-row table:style-name="ro6">
          <table:table-cell table:style-name="ce10" office:value-type="string" calcext:value-type="string">
            <text:p>Stepbeschrieb im Detail</text:p>
          </table:table-cell>
          <table:table-cell table:style-name="ce1" table:number-columns-repeated="259"/>
          <table:table-cell table:number-columns-repeated="764"/>
        </table:table-row>
        <table:table-row table:style-name="ro1">
          <table:table-cell table:style-name="ce10"/>
          <table:table-cell table:style-name="ce1" table:number-columns-repeated="259"/>
          <table:table-cell table:number-columns-repeated="764"/>
        </table:table-row>
        <table:table-row table:style-name="ro1">
          <table:table-cell table:style-name="ce11" office:value-type="string" calcext:value-type="string">
            <text:p>Step Nr.</text:p>
          </table:table-cell>
          <table:table-cell table:style-name="ce16" office:value-type="string" calcext:value-type="string">
            <text:p>Beschrieb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" office:value-type="string" calcext:value-type="string">
            <text:p>Erstellen des Login- und Registrierungsbereichs sowie das Abfüllen der Daten in eine Datenbank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Erarbeiten der Datenbanklogik, erstellen der ERM und ERD sowie DB mit ersten Tabellen auf SQLite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" office:value-type="string" calcext:value-type="string">
            <text:p>Erstellen der Projektplanung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" office:value-type="string" calcext:value-type="string">
            <text:p>Erarbeiten des Codes für die Inserts in die Datenbank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" office:value-type="string" calcext:value-type="string">
            <text:p>Ausarbeitung eines einheitlichen Designs im CSS3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" office:value-type="string" calcext:value-type="string">
            <text:p>Ausarbeitung der Post-Anzeige für die Forumsseite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" office:value-type="string" calcext:value-type="string">
            <text:p>Soweit möglich die bereits erstellten Codesegmente zusammenfügen und nach dem erstellten Design anpassen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" office:value-type="string" calcext:value-type="string">
            <text:p>Besprechung des momentanen Standes und des weiteren Vorgehens.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" office:value-type="string" calcext:value-type="string">
            <text:p>Erarbeiten des Codes für die Inserts in die Datenbank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" office:value-type="string" calcext:value-type="string">
            <text:p>Ergänzung der Dokumentation und Fehlerkontrolle im bereits vorhandenen Code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" office:value-type="string" calcext:value-type="string">
            <text:p>Erstellen der Funktion zur Freigabe oder Ablehnung der Posts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" office:value-type="string" calcext:value-type="string">
            <text:p>Ausarbeitung der Post-Erstellung für die Forumsseite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" office:value-type="string" calcext:value-type="string">
            <text:p>Besprechung des momentanen Standes und des weiteren Vorgehens.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" office:value-type="string" calcext:value-type="string">
            <text:p>Behebung der noch vorhandenen Bugs im Login- und Registrationsbereich</text:p>
          </table:table-cell>
          <table:table-cell table:style-name="ce12"/>
          <table:table-cell table:style-name="ce1" table:number-columns-repeated="257"/>
          <table:table-cell table:number-columns-repeated="764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" office:value-type="string" calcext:value-type="string">
            <text:p>Anpassung der Datenbank auf die neuen Anforderungen des Forums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" office:value-type="string" calcext:value-type="string">
            <text:p>Behebung der noch vorhandenen Bugs der Post-Erstellung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" office:value-type="string" calcext:value-type="string">
            <text:p>Erstellen der Funktion zur Kategorisierung der Posts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" office:value-type="string" calcext:value-type="string">
            <text:p>Ergänzen der Funktion zur Freigabe oder Ablehnung der Posts</text:p>
          </table:table-cell>
          <table:table-cell table:style-name="ce1" table:number-columns-repeated="258"/>
          <table:table-cell table:number-columns-repeated="76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" office:value-type="string" calcext:value-type="string">
            <text:p>Erstellen der Funktion zur Kategorisierung der Posts</text:p>
          </table:table-cell>
          <table:table-cell table:style-name="ce1" table:number-columns-repeated="258"/>
          <table:table-cell table:number-columns-repeated="764"/>
        </table:table-row>
        <table:table-row table:style-name="ro1" table:number-rows-repeated="365">
          <table:table-cell table:style-name="ce10"/>
          <table:table-cell table:style-name="ce1" table:number-columns-repeated="259"/>
          <table:table-cell table:number-columns-repeated="764"/>
        </table:table-row>
        <table:table-row table:style-name="ro1" table:number-rows-repeated="110">
          <table:table-cell table:style-name="ce10"/>
          <table:table-cell table:style-name="ce1" table:number-columns-repeated="283"/>
          <table:table-cell table:number-columns-repeated="740"/>
        </table:table-row>
        <table:table-row table:style-name="ro1" table:number-rows-repeated="577">
          <table:table-cell/>
          <table:table-cell table:style-name="ce1" table:number-columns-repeated="283"/>
          <table:table-cell table:number-columns-repeated="740"/>
        </table:table-row>
        <table:table-row table:style-name="ro1" table:number-rows-repeated="3">
          <table:table-cell table:number-columns-repeated="7"/>
          <table:table-cell table:style-name="ce1" table:number-columns-repeated="277"/>
          <table:table-cell table:number-columns-repeated="740"/>
        </table:table-row>
        <table:table-row table:style-name="ro1" table:number-rows-repeated="1047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3P0" style:volatile="true">
      <number:day/>
      <number:text>.</number:text>
      <number:month/>
    </number:date-style>
    <number:text-style style:name="N113">
      <number:text-content/>
      <style:map style:condition="value()&gt;=0" style:apply-style-name="N113P0"/>
    </number:text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1.27cm" fo:margin-left="0cm" fo:margin-right="0cm" fo:margin-bottom="0.847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1:47:14.7324632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Gantt Chart_x000D_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5-02-24T20:54:23</meta:creation-date>
    <dc:date>2016-09-30T13:38:06.413797402</dc:date>
    <meta:editing-duration>PT10H40M46S</meta:editing-duration>
    <meta:generator>LibreOffice/4.3.7.2$Linux_X86_64 LibreOffice_project/430$Build-2</meta:generator>
    <meta:editing-cycles>19</meta:editing-cycles>
    <meta:document-statistic meta:table-count="1" meta:cell-count="23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3P0" style:volatile="true">
      <number:day/>
      <number:text>.</number:text>
      <number:month/>
    </number:date-style>
    <number:text-style style:name="N113">
      <number:text-content/>
      <style:map style:condition="value()&gt;=0" style:apply-style-name="N113P0"/>
    </number:text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4" chart:interval-major="1" chart:overlap="100" chart:reverse-direction="false" text:line-break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13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="solid" draw:fill-color="#0093d9"/>
    </style:style>
    <style:style style:name="ch9" style:family="chart">
      <style:chart-properties chart:solid-type="cuboid"/>
      <style:graphic-properties draw:fill="solid" draw:fill-color="#999999"/>
    </style:style>
    <style:style style:name="ch10" style:family="chart">
      <style:chart-properties chart:solid-type="cuboid"/>
      <style:graphic-properties draw:fill="solid" draw:fill-color="#4b1f6f"/>
    </style:style>
    <style:style style:name="ch11" style:family="chart">
      <style:chart-properties chart:solid-type="cuboid"/>
      <style:graphic-properties draw:fill="solid" draw:fill-color="#7e0021"/>
    </style:style>
    <style:style style:name="ch12" style:family="chart">
      <style:chart-properties chart:solid-type="cuboid"/>
      <style:graphic-properties draw:fill="solid" draw:fill-color="#ff950e"/>
    </style:style>
    <style:style style:name="ch13" style:family="chart">
      <style:chart-properties chart:solid-type="cuboid"/>
      <style:graphic-properties draw:fill="solid" draw:fill-color="#669933"/>
    </style:style>
    <style:style style:name="ch14" style:family="chart">
      <style:chart-properties chart:solid-type="cuboid"/>
      <style:graphic-properties draw:fill="solid" draw:fill-color="#ffff00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3.314cm" svg:height="22.255cm" xlink:href=".." xlink:type="simple" chart:class="chart:bar" chart:style-name="ch1">
        <chart:plot-area chart:style-name="ch2" table:cell-range-address="Tabelle1.B13:Tabelle1.B38 Tabelle1.D12:Tabelle1.D38 Tabelle1.F12:Tabelle1.F38" chart:data-source-has-labels="both" svg:x="0.466cm" svg:y="0.445cm" svg:width="22.382cm" svg:height="21.365cm">
          <chartooo:coordinate-region svg:x="5.85cm" svg:y="1.04cm" svg:width="16.811cm" svg:height="20.77cm"/>
          <chart:axis chart:dimension="x" chart:name="primary-x" chart:style-name="ch3" chartooo:axis-type="auto">
            <chartooo:date-scale/>
            <chart:categories table:cell-range-address="Tabelle1.B13:Tabelle1.B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13:Tabelle1.D38" chart:label-cell-address="Tabelle1.D12:Tabelle1.D12" chart:class="chart:bar">
            <chart:data-point chart:repeated="26"/>
          </chart:series>
          <chart:series chart:style-name="ch7" chart:values-cell-range-address="Tabelle1.F13:Tabelle1.F38" chart:label-cell-address="Tabelle1.F12:Tabelle1.F12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9"/>
            <chart:data-point chart:style-name="ch10"/>
            <chart:data-point chart:style-name="ch11"/>
            <chart:data-point chart:style-name="ch10"/>
            <chart:data-point chart:style-name="ch12"/>
            <chart:data-point chart:style-name="ch13"/>
            <chart:data-point chart:style-name="ch9"/>
            <chart:data-point chart:style-name="ch10" chart:repeated="2"/>
            <chart:data-point chart:style-name="ch11"/>
            <chart:data-point chart:style-name="ch12"/>
            <chart:data-point chart:style-name="ch14"/>
            <chart:data-point chart:style-name="ch9"/>
            <chart:data-point chart:style-name="ch10"/>
            <chart:data-point chart:style-name="ch11"/>
            <chart:data-point chart:style-name="ch9"/>
            <chart:data-point chart:style-name="ch10"/>
            <chart:data-point chart:style-name="ch11"/>
            <chart:data-point chart:style-name="ch12"/>
            <chart:data-point chart:style-name="ch9"/>
            <chart:data-point chart:style-name="ch10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Tabelle1.D12:Tabelle1.D12</svg:desc>
                </draw:g>
              </table:table-cell>
              <table:table-cell office:value-type="string">
                <text:p>Stunden</text:p>
                <draw:g>
                  <svg:desc>Tabelle1.F12:Tabelle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g 1</text:p>
                <draw:g>
                  <svg:desc>Tabelle1.B13:Tabelle1.B38</svg:desc>
                </draw:g>
              </table:table-cell>
              <table:table-cell office:value-type="float" office:value="0">
                <text:p>0</text:p>
                <draw:g>
                  <svg:desc>Tabelle1.D13:Tabelle1.D38</svg:desc>
                </draw:g>
              </table:table-cell>
              <table:table-cell office:value-type="float" office:value="8">
                <text:p>8</text:p>
                <draw:g>
                  <svg:desc>Tabelle1.F13:Tabelle1.F38</svg:desc>
                </draw:g>
              </table:table-cell>
            </table:table-row>
            <table:table-row>
              <table:table-cell office:value-type="string">
                <text:p>Login / Registrierun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tenbankstruktur ERM / ERD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jektplanung erstelle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ts in Datenbank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orum Page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Erste Zusammenführung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Zwischenstand besprechen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ag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serts in Datenbank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Administartive Arbeite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rstellen des Administrationsbereichs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orum Page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Zwischenstand besprechen</text:p>
              </table:table-cell>
              <table:table-cell office:value-type="float" office:value="15.5">
                <text:p>15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ag 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rubleshooting Login/Registrieren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ubleshooting Datenbank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ubleshooting Forum Page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stellen der Kategorisierung</text:p>
              </table:table-cell>
              <table:table-cell office:value-type="float" office:value="18">
                <text:p>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Ergänzen des Administrationsbereichs</text:p>
              </table:table-cell>
              <table:table-cell office:value-type="float" office:value="17">
                <text:p>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Erstellen der Kategorisierung</text:p>
              </table:table-cell>
              <table:table-cell office:value-type="float" office:value="18">
                <text:p>1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Zwischenstand besprechen</text:p>
              </table:table-cell>
              <table:table-cell office:value-type="float" office:value="19.5">
                <text:p>19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Feinschliff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einschliff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einschliff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msFillGradient_20_1" draw:display-name="msFillGradient 1" draw:style="linear" draw:start-color="#d03f3b" draw:end-color="#ffa7a4" draw:start-intensity="100%" draw:end-intensity="100%" draw:angle="1800" draw:border="0%"/>
  </office:styles>
</office:document-styles>
</file>